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e611" officeooo:paragraph-rsid="0010e611"/>
    </style:style>
    <style:style style:name="P2" style:family="paragraph" style:parent-style-name="Standard">
      <style:text-properties officeooo:rsid="0010e611" officeooo:paragraph-rsid="001def5c"/>
    </style:style>
    <style:style style:name="P3" style:family="paragraph" style:parent-style-name="Standard">
      <style:text-properties officeooo:paragraph-rsid="0010e611"/>
    </style:style>
    <style:style style:name="P4" style:family="paragraph" style:parent-style-name="Standard">
      <style:text-properties officeooo:rsid="0011c476" officeooo:paragraph-rsid="0011c476"/>
    </style:style>
    <style:style style:name="P5" style:family="paragraph" style:parent-style-name="Standard">
      <style:text-properties officeooo:rsid="0011c476" officeooo:paragraph-rsid="001202ea"/>
    </style:style>
    <style:style style:name="P6" style:family="paragraph" style:parent-style-name="Standard">
      <style:text-properties officeooo:paragraph-rsid="0011c476"/>
    </style:style>
    <style:style style:name="P7" style:family="paragraph" style:parent-style-name="Standard">
      <style:text-properties officeooo:rsid="001202ea" officeooo:paragraph-rsid="001202ea"/>
    </style:style>
    <style:style style:name="P8" style:family="paragraph" style:parent-style-name="Standard">
      <style:text-properties officeooo:rsid="0012b541" officeooo:paragraph-rsid="0012b541"/>
    </style:style>
    <style:style style:name="P9" style:family="paragraph" style:parent-style-name="Standard">
      <style:text-properties officeooo:rsid="0012ef55" officeooo:paragraph-rsid="0012ef55"/>
    </style:style>
    <style:style style:name="P10" style:family="paragraph" style:parent-style-name="Standard">
      <style:text-properties fo:font-size="14pt" style:text-underline-style="solid" style:text-underline-width="auto" style:text-underline-color="font-color" fo:font-weight="bold" officeooo:rsid="00150b59" officeooo:paragraph-rsid="00150b59" style:font-size-asian="14pt" style:font-weight-asian="bold" style:font-size-complex="14pt" style:font-weight-complex="bold"/>
    </style:style>
    <style:style style:name="P11" style:family="paragraph" style:parent-style-name="Standard">
      <style:text-properties fo:font-size="16pt" style:text-underline-style="solid" style:text-underline-width="auto" style:text-underline-color="font-color" fo:font-weight="bold" officeooo:rsid="0010e611" officeooo:paragraph-rsid="0010e611" style:font-size-asian="16pt" style:font-weight-asian="bold" style:font-size-complex="16pt" style:font-weight-complex="bold"/>
    </style:style>
    <style:style style:name="P12" style:family="paragraph" style:parent-style-name="Standard">
      <style:text-properties style:text-underline-style="solid" style:text-underline-width="auto" style:text-underline-color="font-color" fo:font-weight="bold" officeooo:rsid="0010e611" officeooo:paragraph-rsid="0010e611"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1c476" officeooo:paragraph-rsid="0011c476"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202ea" officeooo:paragraph-rsid="001202e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2ef55" officeooo:paragraph-rsid="0012ef55" style:font-weight-asian="bold" style:font-weight-complex="bold"/>
    </style:style>
    <style:style style:name="P16" style:family="paragraph" style:parent-style-name="Standard">
      <style:text-properties officeooo:rsid="00150b59" officeooo:paragraph-rsid="00150b59"/>
    </style:style>
    <style:style style:name="P17" style:family="paragraph" style:parent-style-name="Standard">
      <style:text-properties fo:font-size="12pt" style:text-underline-style="solid" style:text-underline-width="auto" style:text-underline-color="font-color" fo:font-weight="bold" officeooo:rsid="00150b59" officeooo:paragraph-rsid="00150b59"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6703d" officeooo:paragraph-rsid="0016703d" style:font-size-asian="10.5pt" style:font-weight-asian="bold" style:font-size-complex="12pt" style:font-weight-complex="bold"/>
    </style:style>
    <style:style style:name="P19" style:family="paragraph" style:parent-style-name="Standard">
      <style:text-properties fo:font-size="12pt" style:text-underline-style="none" fo:font-weight="normal" officeooo:rsid="0016703d" officeooo:paragraph-rsid="0016703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67856" officeooo:paragraph-rsid="00167856"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809ef" officeooo:paragraph-rsid="001809ef" style:font-size-asian="10.5pt" style:font-weight-asian="normal" style:font-size-complex="12pt" style:font-weight-complex="normal"/>
    </style:style>
    <style:style style:name="P22" style:family="paragraph" style:parent-style-name="Standard">
      <style:text-properties officeooo:rsid="001999bc" officeooo:paragraph-rsid="001999bc"/>
    </style:style>
    <style:style style:name="P23" style:family="paragraph" style:parent-style-name="Standard">
      <style:text-properties officeooo:paragraph-rsid="001a6902"/>
    </style:style>
    <style:style style:name="P24" style:family="paragraph" style:parent-style-name="Standard">
      <style:text-properties fo:color="#ff0000" officeooo:rsid="001b24ac" officeooo:paragraph-rsid="001b24ac"/>
    </style:style>
    <style:style style:name="P25" style:family="paragraph" style:parent-style-name="Standard">
      <style:text-properties officeooo:paragraph-rsid="001def5c"/>
    </style:style>
    <style:style style:name="P26" style:family="paragraph" style:parent-style-name="Standard">
      <style:paragraph-properties fo:break-before="page"/>
      <style:text-properties fo:font-size="14pt" style:text-underline-style="solid" style:text-underline-width="auto" style:text-underline-color="font-color" fo:font-weight="bold" officeooo:rsid="00150b59" officeooo:paragraph-rsid="00150b59" style:font-size-asian="14pt" style:font-weight-asian="bold" style:font-size-complex="14pt" style:font-weight-complex="bold"/>
    </style:style>
    <style:style style:name="P27" style:family="paragraph" style:parent-style-name="Table_20_Contents">
      <style:text-properties fo:font-size="12pt" style:font-size-asian="10.5pt" style:font-size-complex="12pt"/>
    </style:style>
    <style:style style:name="P28" style:family="paragraph" style:parent-style-name="Table_20_Contents">
      <style:text-properties fo:font-size="12pt" officeooo:rsid="00150b59" officeooo:paragraph-rsid="00150b59" style:font-size-asian="10.5pt" style:font-size-complex="12pt"/>
    </style:style>
    <style:style style:name="P29" style:family="paragraph" style:parent-style-name="Table_20_Contents">
      <style:text-properties fo:font-size="12pt" officeooo:paragraph-rsid="00150b59" style:font-size-asian="10.5pt" style:font-size-complex="12pt"/>
    </style:style>
    <style:style style:name="P30" style:family="paragraph" style:parent-style-name="Table_20_Contents">
      <style:text-properties fo:font-size="12pt" officeooo:rsid="0016703d" officeooo:paragraph-rsid="0016703d" style:font-size-asian="10.5pt" style:font-size-complex="12pt"/>
    </style:style>
    <style:style style:name="P31" style:family="paragraph" style:parent-style-name="Table_20_Contents">
      <style:text-properties fo:font-size="12pt" officeooo:rsid="00167856" officeooo:paragraph-rsid="00167856" style:font-size-asian="10.5pt" style:font-size-complex="12pt"/>
    </style:style>
    <style:style style:name="P32" style:family="paragraph" style:parent-style-name="Table_20_Contents">
      <style:text-properties fo:font-size="12pt" officeooo:paragraph-rsid="00167856" style:font-size-asian="10.5pt" style:font-size-complex="12pt"/>
    </style:style>
    <style:style style:name="P33" style:family="paragraph" style:parent-style-name="Table_20_Contents">
      <style:text-properties fo:font-size="12pt" officeooo:rsid="001809ef" officeooo:paragraph-rsid="001809ef" style:font-size-asian="10.5pt" style:font-size-complex="12pt"/>
    </style:style>
    <style:style style:name="P34" style:family="paragraph" style:parent-style-name="Table_20_Contents">
      <style:text-properties fo:font-size="12pt" officeooo:paragraph-rsid="001809ef" style:font-size-asian="10.5pt" style:font-size-complex="12pt"/>
    </style:style>
    <style:style style:name="P35" style:family="paragraph" style:parent-style-name="Table_20_Contents">
      <style:text-properties style:text-line-through-style="none" style:text-line-through-type="none" fo:font-size="12pt" officeooo:rsid="0016703d" officeooo:paragraph-rsid="0016703d" style:font-size-asian="10.5pt" style:font-size-complex="12pt"/>
    </style:style>
    <style:style style:name="P36" style:family="paragraph" style:parent-style-name="Table_20_Contents">
      <style:text-properties officeooo:paragraph-rsid="0016703d"/>
    </style:style>
    <style:style style:name="P37" style:family="paragraph" style:parent-style-name="Table_20_Contents">
      <style:text-properties officeooo:paragraph-rsid="001809ef"/>
    </style:style>
    <style:style style:name="P38" style:family="paragraph" style:parent-style-name="Table_20_Contents">
      <style:text-properties officeooo:rsid="001809ef" officeooo:paragraph-rsid="001809ef"/>
    </style:style>
    <style:style style:name="T1" style:family="text">
      <style:text-properties officeooo:rsid="0010e611"/>
    </style:style>
    <style:style style:name="T2" style:family="text">
      <style:text-properties officeooo:rsid="0011c476"/>
    </style:style>
    <style:style style:name="T3" style:family="text">
      <style:text-properties officeooo:rsid="00150b59"/>
    </style:style>
    <style:style style:name="T4" style:family="text">
      <style:text-properties officeooo:rsid="0016703d"/>
    </style:style>
    <style:style style:name="T5" style:family="text">
      <style:text-properties fo:font-size="12pt" officeooo:rsid="0016703d" style:font-size-asian="10.5pt" style:font-size-complex="12pt"/>
    </style:style>
    <style:style style:name="T6" style:family="text">
      <style:text-properties fo:font-size="12pt" officeooo:rsid="001809ef" style:font-size-asian="10.5pt" style:font-size-complex="12pt"/>
    </style:style>
    <style:style style:name="T7" style:family="text">
      <style:text-properties officeooo:rsid="00167856"/>
    </style:style>
    <style:style style:name="T8" style:family="text">
      <style:text-properties officeooo:rsid="001809ef"/>
    </style:style>
    <style:style style:name="T9" style:family="text">
      <style:text-properties fo:color="#ff0000"/>
    </style:style>
    <style:style style:name="T10" style:family="text">
      <style:text-properties fo:color="#ff0000" officeooo:rsid="001b24ac"/>
    </style:style>
    <style:style style:name="T11" style:family="text">
      <style:text-properties fo:color="#ff0000" officeooo:rsid="001def5c"/>
    </style:style>
    <style:style style:name="T12" style:family="text">
      <style:text-properties fo:font-size="14pt" style:text-underline-style="none" fo:font-weight="normal" officeooo:rsid="001a6902" style:font-size-asian="14pt" style:font-weight-asian="normal" style:font-size-complex="14pt" style:font-weight-complex="normal"/>
    </style:style>
    <style:style style:name="T13" style:family="text">
      <style:text-properties officeooo:rsid="001b24ac"/>
    </style:style>
    <style:style style:name="T14" style:family="text">
      <style:text-properties officeooo:rsid="001c70d8"/>
    </style:style>
    <style:style style:name="T15" style:family="text">
      <style:text-properties officeooo:rsid="001def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now Pits Transcription</text:p>
      <text:p text:style-name="P1"/>
      <text:p text:style-name="P22">Below is a transcription of what I wrote in my field notebook.</text:p>
      <text:p text:style-name="P1"/>
      <text:p text:style-name="P12">D1 SP1</text:p>
      <text:p text:style-name="P1"/>
      <text:p text:style-name="P1">30 cm snowpack</text:p>
      <text:p text:style-name="P1">5mm crust</text:p>
      <text:p text:style-name="P1">5cm top layer –<text:span text:style-name="T9"> </text:span></text:p>
      <text:p text:style-name="P1"/>
      <text:p text:style-name="P3"><text:span text:style-name="T1">Smooth transition to large grained, icy snow </text:span><text:span text:style-name="T13">beginning </text:span><text:span text:style-name="T1">around 18 cm </text:span><text:span text:style-name="T13">height</text:span><text:span text:style-name="T1"> . Below that was ten cm of what I initially identified as snow-ice, but was infact remnant snow (per salinity analysis). </text:span></text:p>
      <text:p text:style-name="P3"/>
      <text:p text:style-name="P25"><text:span text:style-name="T11">The 18cm height reference is equivalent to </text:span><text:span text:style-name="T10">12 cm below surface – appears to be visible as </text:span><text:span text:style-name="T11">the third</text:span><text:span text:style-name="T10"> peak in Ku-band copol</text:span></text:p>
      <text:p text:style-name="P3"/>
      <text:p text:style-name="P2"><text:span text:style-name="T10">Appears to be visible in copol waveforms</text:span></text:p>
      <text:p text:style-name="P3"/>
      <text:p text:style-name="P24">Interesting that below the transition is represented by a smooth ramping up of the ku-band x-pol and four distinct spikes in the ka-band xpol. Wonder if these spikes are just not resolved with ku-band so averaged out to that broad bump.</text:p>
      <text:p text:style-name="P24"/>
      <text:p text:style-name="P24">Absolutely no idea what’s causing the ku-band xpol peak at 45 cm radar range. Double bouncing perhaps?</text:p>
      <text:p text:style-name="P1"/>
      <text:p text:style-name="P12">D1 SP2</text:p>
      <text:p text:style-name="P1"/>
      <text:p text:style-name="P1">Similar situation with 18 cm of snow on top of 10 cm of snow ice. <text:span text:style-name="T14">Much sharper transition though.</text:span></text:p>
      <text:p text:style-name="P1"/>
      <text:p text:style-name="P1">5cm layer on top of a 2 cm thick icy layer, with a transient band of ice at 16 cm depth</text:p>
      <text:p text:style-name="P1"/>
      <text:p text:style-name="P1">Bottom 10 cm of pit was hard remnant snow</text:p>
      <text:p text:style-name="P1"/>
      <text:p text:style-name="P12">D2 SP1</text:p>
      <text:p text:style-name="P1"/>
      <text:p text:style-name="P1">53 cm deep</text:p>
      <text:p text:style-name="P1"/>
      <text:p text:style-name="P1">3mm curst at surface</text:p>
      <text:p text:style-name="P1">48 – 53 fist</text:p>
      <text:p text:style-name="P1">43 – 48 4F hoar (sugary)</text:p>
      <text:p text:style-name="P1">43 – 24 pencil</text:p>
      <text:p text:style-name="P1">24 ice layer</text:p>
      <text:p text:style-name="P1">24 – 0 <text:s/>remnant snow, pencil</text:p>
      <text:p text:style-name="P1"/>
      <text:p text:style-name="P12">D2 SP2</text:p>
      <text:p text:style-name="P1"/>
      <text:p text:style-name="P1">20.5 snow depth</text:p>
      <text:p text:style-name="P1">stippled surface</text:p>
      <text:p text:style-name="P1">5mm wind crust</text:p>
      <text:p text:style-name="P1">0-20cm 1F with rounded facets</text:p>
      <text:p text:style-name="P1">A boundary was visible at 13 cm depth, but it had no obvious difference in snow properties either side – some sort of thin layer of different grain size.</text:p>
      <text:p text:style-name="P1"><text:soft-page-break/></text:p>
      <text:p text:style-name="P12">D3SP1</text:p>
      <text:p text:style-name="P1"/>
      <text:p text:style-name="P1">All measurements from top of snow</text:p>
      <text:p text:style-name="P1">5mm crust</text:p>
      <text:p text:style-name="P1">0.5 – 8cm fist hoar (sugary)</text:p>
      <text:p text:style-name="P1">8 and below: knife</text:p>
      <text:p text:style-name="P1">took density of hoar layer</text:p>
      <text:p text:style-name="P1">not opssible to take density from remnant snow, so chipped some off for salinity</text:p>
      <text:p text:style-name="P1">Dug down with shovel (difficult work): snow depth <text:s/>= 70 cm</text:p>
      <text:p text:style-name="P1">A loose layer was present between 16-17 cm below the snow surface</text:p>
      <text:p text:style-name="P1"/>
      <text:p text:style-name="P12">D3 SP2</text:p>
      <text:p text:style-name="P1"/>
      <text:p text:style-name="P4">level snow near ridge</text:p>
      <text:p text:style-name="P4">cmm crust with surface hoar</text:p>
      <text:p text:style-name="P4">depths below referenced to top</text:p>
      <text:p text:style-name="P4">0-3 4F, facets</text:p>
      <text:p text:style-name="P4">3-15 4F hoar</text:p>
      <text:p text:style-name="P4">15 &amp; below: remnant melt forms, knife</text:p>
      <text:p text:style-name="P4">Cored for snow depth: 70 cm, but uncertain</text:p>
      <text:p text:style-name="P4"/>
      <text:p text:style-name="P13">D3 SP3</text:p>
      <text:p text:style-name="P4"/>
      <text:p text:style-name="P4">Depositional feature, rough snow surface. Squeaky underfoot</text:p>
      <text:p text:style-name="P4">no crust</text:p>
      <text:p text:style-name="P4">Top 7cm pencil made of small shards/wind-slab</text:p>
      <text:p text:style-name="P4">7cm &amp; below: remnant meltforms, knife</text:p>
      <text:p text:style-name="P4">Drilled to ice surface, it was 54 cm to top of remnant snow layer</text:p>
      <text:p text:style-name="P4"/>
      <text:p text:style-name="P13">D3 SP4</text:p>
      <text:p text:style-name="P4"/>
      <text:p text:style-name="P4">Erosional surface near SP3 where remnant snow layer was exposed to air</text:p>
      <text:p text:style-name="P4">Rough surface, perhaps with an rms height of 3mm like glass shards: see video</text:p>
      <text:p text:style-name="P6"><text:span text:style-name="T2">A to player of loose 1cm rounded grains</text:span></text:p>
      <text:p text:style-name="P6"><text:span text:style-name="T2">below that were massive ornate facets, took some photos with snow crystal card.</text:span></text:p>
      <text:p text:style-name="P4">Tried to take density but too difficult</text:p>
      <text:p text:style-name="P4">Drilled to ice surface, it was 50 cm to top of remnant snow layer</text:p>
      <text:p text:style-name="P4"/>
      <text:p text:style-name="P13">D3 SP5</text:p>
      <text:p text:style-name="P4"/>
      <text:p text:style-name="P4">6mm crust</text:p>
      <text:p text:style-name="P4">6.5cm of 4f <text:s/>below</text:p>
      <text:p text:style-name="P4">6.5 &amp; below: knife, ornate crystals 3-4mm across – took photo</text:p>
      <text:p text:style-name="P6"><text:span text:style-name="T2">Drill was in poor shape - there was an undrillably hard layer 17 cm below the top of the hard layer</text:span></text:p>
      <text:p text:style-name="P6"/>
      <text:p text:style-name="P13">D4 SP1</text:p>
      <text:p text:style-name="P4"/>
      <text:p text:style-name="P4">0 – 9 4F, grain size 1mm, semi-dendritic, with precip frags. Surface hoar present?</text:p>
      <text:p text:style-name="P4">Below was undigably hard, but less faceted than D3 remnant layer</text:p>
      <text:p text:style-name="P4">Cored down, distance from ice surface to top of remnant layer: 21 cm</text:p>
      <text:p text:style-name="P4"/>
      <text:p text:style-name="P13"><text:soft-page-break/>D4 SP2</text:p>
      <text:p text:style-name="P4"/>
      <text:p text:style-name="P4">0-6.5: 4F; loosely bonded hoar, some faceting</text:p>
      <text:p text:style-name="P4">“Pit depth to ice layer: 27.5 – 32.5” </text:p>
      <text:p text:style-name="P4">Thickness of remnant snow layer: 24 cm</text:p>
      <text:p text:style-name="P4">However, there were big melt forms near the base that made the situation unclear</text:p>
      <text:p text:style-name="P4"/>
      <text:p text:style-name="P14">D4 SP3 </text:p>
      <text:p text:style-name="P7"/>
      <text:p text:style-name="P7">On raised ice near gear</text:p>
      <text:p text:style-name="P7">11 cm to a smooth, hard remnant snow surface (see pic)</text:p>
      <text:p text:style-name="P7">could dig through remnant layer with shovel to 27cm, before the remnant snow gave way to conintuous bullet hard ice which prevented further digging</text:p>
      <text:p text:style-name="P7">took a core, and it was 15 cm from top of the hard melted snow to the ice surface</text:p>
      <text:p text:style-name="P7"/>
      <text:p text:style-name="P14">D5 SP1</text:p>
      <text:p text:style-name="P7"/>
      <text:p text:style-name="P7">Very large hoar crystals up to 8mm</text:p>
      <text:p text:style-name="P7">13 cm to hard snow surface</text:p>
      <text:p text:style-name="P7">1cm fresh snow on top – PP fist</text:p>
      <text:p text:style-name="P7">1 – 11 cm below snow surf: 1mm rounded grains, 1F</text:p>
      <text:p text:style-name="P7">23cm above the ice surface: 1F large depth hoar 5mm</text:p>
      <text:p text:style-name="P7">A three layer snow system</text:p>
      <text:p text:style-name="P7">Transition to bonded depth hoar above layer. Hard snow very dense melt forms, barely samplable</text:p>
      <text:p text:style-name="P7"/>
      <text:p text:style-name="P14">D5 SP2</text:p>
      <text:p text:style-name="P7"/>
      <text:p text:style-name="P5">This is where we did the snow smoothing/roughening experiment</text:p>
      <text:p text:style-name="P7">Similar to SP1 but with a rougher snow surface</text:p>
      <text:p text:style-name="P7">9 cm to ahrd surface</text:p>
      <text:p text:style-name="P7">1 cm pp fist</text:p>
      <text:p text:style-name="P7">1 – 9 below surface: 1F rounded grains</text:p>
      <text:p text:style-name="P7">49 cm from ice to top of hard snow.</text:p>
      <text:p text:style-name="P7">Icy layer at 46 cm</text:p>
      <text:p text:style-name="P7"/>
      <text:p text:style-name="P14">D5 SP3</text:p>
      <text:p text:style-name="P7"/>
      <text:p text:style-name="P7">5mm crust</text:p>
      <text:p text:style-name="P7">0.5 – 3.5 rounded grains</text:p>
      <text:p text:style-name="P7">3.5-5.5 loose depth hoar crystals up to 4 mm (Large depth hoar in bottom 2cm of new snow layer, up to 3 mm)</text:p>
      <text:p text:style-name="P7">48 cm to bottom of core</text:p>
      <text:p text:style-name="P7"/>
      <text:p text:style-name="P14">D5 SP4 </text:p>
      <text:p text:style-name="P7"/>
      <text:p text:style-name="P7">Deposited patch of very soft snow, see photo</text:p>
      <text:p text:style-name="P7">49 cm</text:p>
      <text:p text:style-name="P7">13 cm to hard surface</text:p>
      <text:p text:style-name="P7">Top 1 cm of snow fist pp fresh snow soft</text:p>
      <text:p text:style-name="P7">icey layer at 1B</text:p>
      <text:p text:style-name="P8">1-7b 4f rounded grains, 1mm diam</text:p>
      <text:p text:style-name="P8">7b – 13b pencil melt forms</text:p>
      <text:p text:style-name="P8"><text:soft-page-break/>13b very hard snow, knife.</text:p>
      <text:p text:style-name="P8">7cm to top of melt forms</text:p>
      <text:p text:style-name="P4"/>
      <text:p text:style-name="P15">D5 SP5</text:p>
      <text:p text:style-name="P9"/>
      <text:p text:style-name="P9">Snow clearance experiment where we tried to clear to the top of the remnant layer and scan it. Suggest we don’t include this, as we were super rushed while doing it.</text:p>
      <text:p text:style-name="P1"/>
      <text:p text:style-name="P16">10.5 cm of snow on top</text:p>
      <text:p text:style-name="P16"/>
      <text:p text:style-name="P16">0.5 cm pp</text:p>
      <text:p text:style-name="P16">0.5 – 8 4f rounded grains</text:p>
      <text:p text:style-name="P16">8 – 10.5 loose depth hoar pencil</text:p>
      <text:p text:style-name="P16">10.5 &amp; below: hard remnant snow, melt forms</text:p>
      <text:p text:style-name="P10"/>
      <text:p text:style-name="P26">Snow Temperature Profiles</text:p>
      <text:p text:style-name="P10"/>
      <text:p text:style-name="P23"><text:span text:style-name="T12">These are the snow temperatures we wrote down – can’t see them coming in that useful, but here they are for completeness.</text:span></text:p>
      <text:p text:style-name="P10"/>
      <text:p text:style-name="P17">D1 SP1</text:p>
      <text:p text:style-name="P17"/>
      <table:table table:name="Table1" table:style-name="Table1">
        <table:table-column table:style-name="Table1.A" table:number-columns-repeated="2"/>
        <table:table-row table:style-name="TableLine94442673451856">
          <table:table-cell table:style-name="Table1.A1" office:value-type="string">
            <text:p text:style-name="P28">Air temp</text:p>
          </table:table-cell>
          <table:table-cell table:style-name="Table1.B1" office:value-type="string">
            <text:p text:style-name="P27">-<text:span text:style-name="T3">20.5</text:span></text:p>
          </table:table-cell>
        </table:table-row>
        <table:table-row table:style-name="TableLine94442673451856">
          <table:table-cell table:style-name="Table1.A2" office:value-type="string">
            <text:p text:style-name="P28">Sst</text:p>
          </table:table-cell>
          <table:table-cell table:style-name="Table1.B2" office:value-type="string">
            <text:p text:style-name="P27">-<text:span text:style-name="T3">21.1</text:span></text:p>
          </table:table-cell>
        </table:table-row>
        <table:table-row table:style-name="TableLine94442673451856">
          <table:table-cell table:style-name="Table1.A2" office:value-type="string">
            <text:p text:style-name="P28">28-30</text:p>
          </table:table-cell>
          <table:table-cell table:style-name="Table1.B2" office:value-type="string">
            <text:p text:style-name="P28">-19.970</text:p>
          </table:table-cell>
        </table:table-row>
        <table:table-row table:style-name="TableLine94442673451856">
          <table:table-cell table:style-name="Table1.A2" office:value-type="string">
            <text:p text:style-name="P28">26-28</text:p>
          </table:table-cell>
          <table:table-cell table:style-name="Table1.B2" office:value-type="string">
            <text:p text:style-name="P27">-<text:span text:style-name="T3">16.800</text:span></text:p>
          </table:table-cell>
        </table:table-row>
        <table:table-row table:style-name="TableLine94442673451856">
          <table:table-cell table:style-name="Table1.A2" office:value-type="string">
            <text:p text:style-name="P28">24-26</text:p>
          </table:table-cell>
          <table:table-cell table:style-name="Table1.B2" office:value-type="string">
            <text:p text:style-name="P27">-<text:span text:style-name="T3">12.145</text:span></text:p>
          </table:table-cell>
        </table:table-row>
        <table:table-row table:style-name="TableLine94442673451856">
          <table:table-cell table:style-name="Table1.A2" office:value-type="string">
            <text:p text:style-name="P28">22-24</text:p>
          </table:table-cell>
          <table:table-cell table:style-name="Table1.B2" office:value-type="string">
            <text:p text:style-name="P27">-<text:span text:style-name="T3">8.280</text:span></text:p>
          </table:table-cell>
        </table:table-row>
        <table:table-row table:style-name="TableLine94442673451856">
          <table:table-cell table:style-name="Table1.A2" office:value-type="string">
            <text:p text:style-name="P28">20-22</text:p>
          </table:table-cell>
          <table:table-cell table:style-name="Table1.B2" office:value-type="string">
            <text:p text:style-name="P27">-<text:span text:style-name="T3">6.691</text:span></text:p>
          </table:table-cell>
        </table:table-row>
        <table:table-row table:style-name="TableLine94442673451856">
          <table:table-cell table:style-name="Table1.A2" office:value-type="string">
            <text:p text:style-name="P28">16-20</text:p>
          </table:table-cell>
          <table:table-cell table:style-name="Table1.B2" office:value-type="string">
            <text:p text:style-name="P28">-5.855</text:p>
          </table:table-cell>
        </table:table-row>
        <table:table-row table:style-name="TableLine94442673451856">
          <table:table-cell table:style-name="Table1.A2" office:value-type="string">
            <text:p text:style-name="P28">12-16</text:p>
          </table:table-cell>
          <table:table-cell table:style-name="Table1.B2" office:value-type="string">
            <text:p text:style-name="P28">-4.880</text:p>
          </table:table-cell>
        </table:table-row>
        <table:table-row table:style-name="TableLine94442673451856">
          <table:table-cell table:style-name="Table1.A2" office:value-type="string">
            <text:p text:style-name="P28">8-12</text:p>
          </table:table-cell>
          <table:table-cell table:style-name="Table1.B2" office:value-type="string">
            <text:p text:style-name="P28">-4.149</text:p>
          </table:table-cell>
        </table:table-row>
        <table:table-row table:style-name="TableLine94442673451856">
          <table:table-cell table:style-name="Table1.A2" office:value-type="string">
            <text:p text:style-name="P28">4-8</text:p>
          </table:table-cell>
          <table:table-cell table:style-name="Table1.B2" office:value-type="string">
            <text:p text:style-name="P28">-3.235</text:p>
          </table:table-cell>
        </table:table-row>
        <table:table-row table:style-name="TableLine94442673451856">
          <table:table-cell table:style-name="Table1.A2" office:value-type="string">
            <text:p text:style-name="P28">0-4</text:p>
          </table:table-cell>
          <table:table-cell table:style-name="Table1.B2" office:value-type="string">
            <text:p text:style-name="P28">-3.096</text:p>
          </table:table-cell>
        </table:table-row>
      </table:table>
      <text:p text:style-name="P17"/>
      <text:p text:style-name="P17"/>
      <text:p text:style-name="P17">D1 SP<text:span text:style-name="T4">2</text:span></text:p>
      <text:p text:style-name="P17"/>
      <table:table table:name="Table2" table:style-name="Table2">
        <table:table-column table:style-name="Table2.A" table:number-columns-repeated="2"/>
        <table:table-row table:style-name="TableLine94442645753408">
          <table:table-cell table:style-name="Table2.A1" office:value-type="string">
            <text:p text:style-name="P28">Air temp</text:p>
          </table:table-cell>
          <table:table-cell table:style-name="Table2.B1" office:value-type="string">
            <text:p text:style-name="P29">-<text:span text:style-name="T3">20.378</text:span></text:p>
          </table:table-cell>
        </table:table-row>
        <table:table-row table:style-name="TableLine94442645753408">
          <table:table-cell table:style-name="Table2.A2" office:value-type="string">
            <text:p text:style-name="P28">Sst</text:p>
          </table:table-cell>
          <table:table-cell table:style-name="Table2.B2" office:value-type="string">
            <text:p text:style-name="P29">-<text:span text:style-name="T3">19.67</text:span></text:p>
          </table:table-cell>
        </table:table-row>
        <table:table-row table:style-name="TableLine94442645753408">
          <table:table-cell table:style-name="Table2.A2" office:value-type="string">
            <text:p text:style-name="P28">16-18</text:p>
          </table:table-cell>
          <table:table-cell table:style-name="Table2.B2" office:value-type="string">
            <text:p text:style-name="P28">-<text:span text:style-name="T4">16.508</text:span></text:p>
          </table:table-cell>
        </table:table-row>
        <table:table-row table:style-name="TableLine94442645753408">
          <table:table-cell table:style-name="Table2.A2" office:value-type="string">
            <text:p text:style-name="P30">12-16</text:p>
          </table:table-cell>
          <table:table-cell table:style-name="Table2.B2" office:value-type="string">
            <text:p text:style-name="P28">-<text:span text:style-name="T4">12.620</text:span></text:p>
          </table:table-cell>
        </table:table-row>
        <table:table-row table:style-name="TableLine94442645753408">
          <table:table-cell table:style-name="Table2.A2" office:value-type="string">
            <text:p text:style-name="P30">8-12</text:p>
          </table:table-cell>
          <table:table-cell table:style-name="Table2.B2" office:value-type="string">
            <text:p text:style-name="P28">-<text:span text:style-name="T4">9.234</text:span></text:p>
          </table:table-cell>
        </table:table-row>
        <table:table-row table:style-name="TableLine94442645753408">
          <table:table-cell table:style-name="Table2.A2" office:value-type="string">
            <text:p text:style-name="P30">4-8</text:p>
          </table:table-cell>
          <table:table-cell table:style-name="Table2.B2" office:value-type="string">
            <text:p text:style-name="P28">-<text:span text:style-name="T4">6.372</text:span></text:p>
          </table:table-cell>
        </table:table-row>
        <table:table-row table:style-name="TableLine94442645753408">
          <table:table-cell table:style-name="Table2.A2" office:value-type="string">
            <text:p text:style-name="P30">0-4</text:p>
          </table:table-cell>
          <table:table-cell table:style-name="Table2.B2" office:value-type="string">
            <text:p text:style-name="P28">-<text:span text:style-name="T4">5.981</text:span></text:p>
          </table:table-cell>
        </table:table-row>
        <table:table-row table:style-name="TableLine94442645753408">
          <table:table-cell table:style-name="Table2.A2" office:value-type="string">
            <text:p text:style-name="P35">-4 - 0</text:p>
          </table:table-cell>
          <table:table-cell table:style-name="Table2.B2" office:value-type="string">
            <text:p text:style-name="P28">-<text:span text:style-name="T4">4.996</text:span></text:p>
          </table:table-cell>
        </table:table-row>
        <table:table-row table:style-name="TableLine94442645753408">
          <table:table-cell table:style-name="Table2.A2" office:value-type="string">
            <text:p text:style-name="P35">-8 - -4</text:p>
          </table:table-cell>
          <table:table-cell table:style-name="Table2.B2" office:value-type="string">
            <text:p text:style-name="P28">-<text:span text:style-name="T4">3.761</text:span></text:p>
          </table:table-cell>
        </table:table-row>
        <table:table-row table:style-name="TableLine94442645753408">
          <table:table-cell table:style-name="Table2.A2" office:value-type="string">
            <text:p text:style-name="P35">IST</text:p>
          </table:table-cell>
          <table:table-cell table:style-name="Table2.B2" office:value-type="string">
            <text:p text:style-name="P28">-<text:span text:style-name="T4">3.52</text:span></text:p>
          </table:table-cell>
        </table:table-row>
      </table:table>
      <text:p text:style-name="P17"/>
      <text:p text:style-name="P18">D2SP1</text:p>
      <text:p text:style-name="P18"/>
      <table:table table:name="Table3" table:style-name="Table3">
        <table:table-column table:style-name="Table3.A" table:number-columns-repeated="2"/>
        <table:table-row table:style-name="TableLine94442685217792">
          <table:table-cell table:style-name="Table3.A1" office:value-type="string">
            <text:p text:style-name="P30">AT</text:p>
          </table:table-cell>
          <table:table-cell table:style-name="Table3.B1" office:value-type="string">
            <text:p text:style-name="P27">-<text:span text:style-name="T4">19.99</text:span></text:p>
          </table:table-cell>
        </table:table-row>
        <table:table-row table:style-name="TableLine94442685217792">
          <table:table-cell table:style-name="Table3.A2" office:value-type="string">
            <text:p text:style-name="P30">SST under crust</text:p>
          </table:table-cell>
          <table:table-cell table:style-name="Table3.B2" office:value-type="string">
            <text:p text:style-name="P27">-<text:span text:style-name="T4">15.73</text:span></text:p>
          </table:table-cell>
        </table:table-row>
        <table:table-row table:style-name="TableLine94442685217792">
          <table:table-cell table:style-name="Table3.A2" office:value-type="string">
            <text:p text:style-name="P30">SI Interface</text:p>
          </table:table-cell>
          <table:table-cell table:style-name="Table3.B2" office:value-type="string">
            <text:p text:style-name="P27">-<text:span text:style-name="T4">3.46</text:span></text:p>
          </table:table-cell>
        </table:table-row>
      </table:table>
      <text:p text:style-name="P19"/>
      <text:p text:style-name="P19">D2 SP2</text:p>
      <text:p text:style-name="P19"><text:soft-page-break/></text:p>
      <table:table table:name="Table4" table:style-name="Table4">
        <table:table-column table:style-name="Table4.A" table:number-columns-repeated="2"/>
        <table:table-row table:style-name="TableLine94442660617712">
          <table:table-cell table:style-name="Table4.A1" office:value-type="string">
            <text:p text:style-name="P30">SST</text:p>
          </table:table-cell>
          <table:table-cell table:style-name="Table4.B1" office:value-type="string">
            <text:p text:style-name="P27">-<text:span text:style-name="T4">18.80</text:span></text:p>
          </table:table-cell>
        </table:table-row>
        <table:table-row table:style-name="TableLine94442660617712">
          <table:table-cell table:style-name="Table4.A2" office:value-type="string">
            <text:p text:style-name="P36"><text:span text:style-name="T5">10 cm up from base</text:span></text:p>
          </table:table-cell>
          <table:table-cell table:style-name="Table4.B2" office:value-type="string">
            <text:p text:style-name="P27">-<text:span text:style-name="T4">10.20</text:span></text:p>
          </table:table-cell>
        </table:table-row>
        <table:table-row table:style-name="TableLine94442660617712">
          <table:table-cell table:style-name="Table4.A2" office:value-type="string">
            <text:p text:style-name="P30">IST</text:p>
          </table:table-cell>
          <table:table-cell table:style-name="Table4.B2" office:value-type="string">
            <text:p text:style-name="P27">-<text:span text:style-name="T4">6.5</text:span></text:p>
          </table:table-cell>
        </table:table-row>
      </table:table>
      <text:p text:style-name="P19"/>
      <text:p text:style-name="P19">D<text:span text:style-name="T7">3SP1</text:span></text:p>
      <text:p text:style-name="P19"/>
      <table:table table:name="Table5" table:style-name="Table5">
        <table:table-column table:style-name="Table5.A" table:number-columns-repeated="2"/>
        <table:table-row table:style-name="TableLine94442690129120">
          <table:table-cell table:style-name="Table5.A1" office:value-type="string">
            <text:p text:style-name="P31">AT</text:p>
          </table:table-cell>
          <table:table-cell table:style-name="Table5.B1" office:value-type="string">
            <text:p text:style-name="P27">-<text:span text:style-name="T7">21.0</text:span></text:p>
          </table:table-cell>
        </table:table-row>
        <table:table-row table:style-name="TableLine94442690129120">
          <table:table-cell table:style-name="Table5.A2" office:value-type="string">
            <text:p text:style-name="P31">3 cm from top</text:p>
          </table:table-cell>
          <table:table-cell table:style-name="Table5.B2" office:value-type="string">
            <text:p text:style-name="P27">-<text:span text:style-name="T7">18.7</text:span></text:p>
          </table:table-cell>
        </table:table-row>
        <table:table-row table:style-name="TableLine94442690129120">
          <table:table-cell table:style-name="Table5.A2" office:value-type="string">
            <text:p text:style-name="P31">8 cm from top</text:p>
          </table:table-cell>
          <table:table-cell table:style-name="Table5.B2" office:value-type="string">
            <text:p text:style-name="P27">-<text:span text:style-name="T7">14.1</text:span></text:p>
          </table:table-cell>
        </table:table-row>
      </table:table>
      <text:p text:style-name="P19"/>
      <text:p text:style-name="P20">D3 SP2</text:p>
      <text:p text:style-name="P20"/>
      <table:table table:name="Table6" table:style-name="Table6">
        <table:table-column table:style-name="Table6.A" table:number-columns-repeated="2"/>
        <table:table-row table:style-name="TableLine94442690241840">
          <table:table-cell table:style-name="Table6.A1" office:value-type="string">
            <text:p text:style-name="P31">AT</text:p>
          </table:table-cell>
          <table:table-cell table:style-name="Table6.B1" office:value-type="string">
            <text:p text:style-name="P27">-<text:span text:style-name="T7">21.8</text:span></text:p>
          </table:table-cell>
        </table:table-row>
        <table:table-row table:style-name="TableLine94442690241840">
          <table:table-cell table:style-name="Table6.A2" office:value-type="string">
            <text:p text:style-name="P31">SST</text:p>
          </table:table-cell>
          <table:table-cell table:style-name="Table6.B2" office:value-type="string">
            <text:p text:style-name="P27">-<text:span text:style-name="T7">22.7</text:span></text:p>
          </table:table-cell>
        </table:table-row>
        <table:table-row table:style-name="TableLine94442690241840">
          <table:table-cell table:style-name="Table6.A2" office:value-type="string">
            <text:p text:style-name="P31">3 cm down</text:p>
          </table:table-cell>
          <table:table-cell table:style-name="Table6.B2" office:value-type="string">
            <text:p text:style-name="P27">-<text:span text:style-name="T7">22.2</text:span></text:p>
          </table:table-cell>
        </table:table-row>
        <table:table-row table:style-name="TableLine94442690241840">
          <table:table-cell table:style-name="Table6.A2" office:value-type="string">
            <text:p text:style-name="P31">15 cm down</text:p>
          </table:table-cell>
          <table:table-cell table:style-name="Table6.B2" office:value-type="string">
            <text:p text:style-name="P27">-<text:span text:style-name="T7">15.3</text:span></text:p>
          </table:table-cell>
        </table:table-row>
      </table:table>
      <text:p text:style-name="P20"/>
      <text:p text:style-name="P20">D3 SP3</text:p>
      <text:p text:style-name="P20"/>
      <table:table table:name="Table7" table:style-name="Table7">
        <table:table-column table:style-name="Table7.A" table:number-columns-repeated="2"/>
        <table:table-row table:style-name="TableLine94442688246208">
          <table:table-cell table:style-name="Table7.A1" office:value-type="string">
            <text:p text:style-name="P31">AT</text:p>
          </table:table-cell>
          <table:table-cell table:style-name="Table7.B1" office:value-type="string">
            <text:p text:style-name="P27">-<text:span text:style-name="T7">22.0</text:span></text:p>
          </table:table-cell>
        </table:table-row>
        <table:table-row table:style-name="TableLine94442688246208">
          <table:table-cell table:style-name="Table7.A2" office:value-type="string">
            <text:p text:style-name="P31">SST</text:p>
          </table:table-cell>
          <table:table-cell table:style-name="Table7.B2" office:value-type="string">
            <text:p text:style-name="P27">-<text:span text:style-name="T7">22.8</text:span></text:p>
          </table:table-cell>
        </table:table-row>
        <table:table-row table:style-name="TableLine94442688246208">
          <table:table-cell table:style-name="Table7.A2" office:value-type="string">
            <text:p text:style-name="P31">7 cm down </text:p>
          </table:table-cell>
          <table:table-cell table:style-name="Table7.B2" office:value-type="string">
            <text:p text:style-name="P27">-<text:span text:style-name="T7">20.5</text:span></text:p>
          </table:table-cell>
        </table:table-row>
      </table:table>
      <text:p text:style-name="P20"/>
      <text:p text:style-name="P20">D3 SP4</text:p>
      <text:p text:style-name="P20"/>
      <table:table table:name="Table8" table:style-name="Table8">
        <table:table-column table:style-name="Table8.A" table:number-columns-repeated="2"/>
        <table:table-row table:style-name="TableLine94442692944704">
          <table:table-cell table:style-name="Table8.A1" office:value-type="string">
            <text:p text:style-name="P31">AT</text:p>
          </table:table-cell>
          <table:table-cell table:style-name="Table8.B1" office:value-type="string">
            <text:p text:style-name="P32">-<text:span text:style-name="T7">21.3</text:span></text:p>
          </table:table-cell>
        </table:table-row>
        <table:table-row table:style-name="TableLine94442692944704">
          <table:table-cell table:style-name="Table8.A2" office:value-type="string">
            <text:p text:style-name="P31">SST</text:p>
          </table:table-cell>
          <table:table-cell table:style-name="Table8.B2" office:value-type="string">
            <text:p text:style-name="P32">-<text:span text:style-name="T7">19.7</text:span></text:p>
          </table:table-cell>
        </table:table-row>
        <table:table-row table:style-name="TableLine94442692944704">
          <table:table-cell table:style-name="Table8.A2" office:value-type="string">
            <text:p text:style-name="P31">6.5 cm down </text:p>
          </table:table-cell>
          <table:table-cell table:style-name="Table8.B2" office:value-type="string">
            <text:p text:style-name="P32">-<text:span text:style-name="T7">14.7</text:span></text:p>
          </table:table-cell>
        </table:table-row>
      </table:table>
      <text:p text:style-name="P20"/>
      <text:p text:style-name="P20">No temps at D3 SP5</text:p>
      <text:p text:style-name="P20"/>
      <text:p text:style-name="P20">D4 SP1</text:p>
      <text:p text:style-name="P20"/>
      <table:table table:name="Table9" table:style-name="Table9">
        <table:table-column table:style-name="Table9.A" table:number-columns-repeated="2"/>
        <table:table-row table:style-name="TableLine94442649533728">
          <table:table-cell table:style-name="Table9.A1" office:value-type="string">
            <text:p text:style-name="P31">AT</text:p>
          </table:table-cell>
          <table:table-cell table:style-name="Table9.B1" office:value-type="string">
            <text:p text:style-name="P27">-<text:span text:style-name="T7">10.8</text:span></text:p>
          </table:table-cell>
        </table:table-row>
        <table:table-row table:style-name="TableLine94442649533728">
          <table:table-cell table:style-name="Table9.A2" office:value-type="string">
            <text:p text:style-name="P31">SST</text:p>
          </table:table-cell>
          <table:table-cell table:style-name="Table9.B2" office:value-type="string">
            <text:p text:style-name="P27">-<text:span text:style-name="T7">11.0</text:span></text:p>
          </table:table-cell>
        </table:table-row>
        <table:table-row table:style-name="TableLine94442649533728">
          <table:table-cell table:style-name="Table9.A2" office:value-type="string">
            <text:p text:style-name="P31">9 cm down</text:p>
          </table:table-cell>
          <table:table-cell table:style-name="Table9.B2" office:value-type="string">
            <text:p text:style-name="P27">-<text:span text:style-name="T7">8.8</text:span></text:p>
          </table:table-cell>
        </table:table-row>
      </table:table>
      <text:p text:style-name="P20"/>
      <text:p text:style-name="P20">D<text:span text:style-name="T8">4</text:span> SP2</text:p>
      <text:p text:style-name="P20"/>
      <table:table table:name="Table10" table:style-name="Table10">
        <table:table-column table:style-name="Table10.A" table:number-columns-repeated="2"/>
        <table:table-row table:style-name="TableLine94442648190672">
          <table:table-cell table:style-name="Table10.A1" office:value-type="string">
            <text:p text:style-name="P31">AT</text:p>
          </table:table-cell>
          <table:table-cell table:style-name="Table10.B1" office:value-type="string">
            <text:p text:style-name="P27">-<text:span text:style-name="T7">10.5</text:span></text:p>
          </table:table-cell>
        </table:table-row>
        <table:table-row table:style-name="TableLine94442648190672">
          <table:table-cell table:style-name="Table10.A2" office:value-type="string">
            <text:p text:style-name="P31">SST</text:p>
          </table:table-cell>
          <table:table-cell table:style-name="Table10.B2" office:value-type="string">
            <text:p text:style-name="P27">-<text:span text:style-name="T7">11</text:span></text:p>
          </table:table-cell>
        </table:table-row>
        <table:table-row table:style-name="TableLine94442648190672">
          <table:table-cell table:style-name="Table10.A2" office:value-type="string">
            <text:p text:style-name="P31">6.5 cm down</text:p>
          </table:table-cell>
          <table:table-cell table:style-name="Table10.B2" office:value-type="string">
            <text:p text:style-name="P27">-<text:span text:style-name="T7">11.3</text:span></text:p>
          </table:table-cell>
        </table:table-row>
        <text:soft-page-break/>
        <table:table-row table:style-name="TableLine94442648190672">
          <table:table-cell table:style-name="Table10.A2" office:value-type="string">
            <text:p text:style-name="P31">Near melt forms</text:p>
          </table:table-cell>
          <table:table-cell table:style-name="Table10.B2" office:value-type="string">
            <text:p text:style-name="P27">-<text:span text:style-name="T7">6.3</text:span></text:p>
          </table:table-cell>
        </table:table-row>
      </table:table>
      <text:p text:style-name="P20"/>
      <text:p text:style-name="P20">D<text:span text:style-name="T8">4</text:span> SP3</text:p>
      <text:p text:style-name="P20"/>
      <table:table table:name="Table11" table:style-name="Table11">
        <table:table-column table:style-name="Table11.A" table:number-columns-repeated="2"/>
        <table:table-row table:style-name="TableLine94442676145312">
          <table:table-cell table:style-name="Table11.A1" office:value-type="string">
            <text:p text:style-name="P33">SST</text:p>
          </table:table-cell>
          <table:table-cell table:style-name="Table11.B1" office:value-type="string">
            <text:p text:style-name="P27">-<text:span text:style-name="T8">10.4</text:span></text:p>
          </table:table-cell>
        </table:table-row>
        <table:table-row table:style-name="TableLine94442676145312">
          <table:table-cell table:style-name="Table11.A2" office:value-type="string">
            <text:p text:style-name="P33">Top of hard layer</text:p>
          </table:table-cell>
          <table:table-cell table:style-name="Table11.B2" office:value-type="string">
            <text:p text:style-name="P27">-<text:span text:style-name="T8">9.6</text:span></text:p>
          </table:table-cell>
        </table:table-row>
        <table:table-row table:style-name="TableLine94442676145312">
          <table:table-cell table:style-name="Table11.A2" office:value-type="string">
            <text:p text:style-name="P33">Sea ice surface</text:p>
          </table:table-cell>
          <table:table-cell table:style-name="Table11.B2" office:value-type="string">
            <text:p text:style-name="P27">-<text:span text:style-name="T8">5.9</text:span></text:p>
          </table:table-cell>
        </table:table-row>
      </table:table>
      <text:p text:style-name="P20"/>
      <text:p text:style-name="P21">D5 SP1</text:p>
      <text:p text:style-name="P21"/>
      <table:table table:name="Table12" table:style-name="Table12">
        <table:table-column table:style-name="Table12.A" table:number-columns-repeated="2"/>
        <table:table-row table:style-name="TableLine94442668526944">
          <table:table-cell table:style-name="Table12.A1" office:value-type="string">
            <text:p text:style-name="P33">AT</text:p>
          </table:table-cell>
          <table:table-cell table:style-name="Table12.B1" office:value-type="string">
            <text:p text:style-name="P27">-<text:span text:style-name="T8">13.0</text:span></text:p>
          </table:table-cell>
        </table:table-row>
        <table:table-row table:style-name="TableLine94442668526944">
          <table:table-cell table:style-name="Table12.A2" office:value-type="string">
            <text:p text:style-name="P33">SST</text:p>
          </table:table-cell>
          <table:table-cell table:style-name="Table12.B2" office:value-type="string">
            <text:p text:style-name="P27">-<text:span text:style-name="T8">11.0</text:span></text:p>
          </table:table-cell>
        </table:table-row>
        <table:table-row table:style-name="TableLine94442668526944">
          <table:table-cell table:style-name="Table12.A2" office:value-type="string">
            <text:p text:style-name="P33">13B</text:p>
          </table:table-cell>
          <table:table-cell table:style-name="Table12.B2" office:value-type="string">
            <text:p text:style-name="P27">-<text:span text:style-name="T8">6.4</text:span></text:p>
          </table:table-cell>
        </table:table-row>
      </table:table>
      <text:p text:style-name="P21"/>
      <text:p text:style-name="P21">D5 SP2</text:p>
      <text:p text:style-name="P21"/>
      <table:table table:name="Table13" table:style-name="Table13">
        <table:table-column table:style-name="Table13.A" table:number-columns-repeated="2"/>
        <table:table-row table:style-name="TableLine94442678501376">
          <table:table-cell table:style-name="Table13.A1" office:value-type="string">
            <text:p text:style-name="P33">AT</text:p>
          </table:table-cell>
          <table:table-cell table:style-name="Table13.B1" office:value-type="string">
            <text:p text:style-name="P34">-<text:span text:style-name="T8">10.6</text:span></text:p>
          </table:table-cell>
        </table:table-row>
        <table:table-row table:style-name="TableLine94442678501376">
          <table:table-cell table:style-name="Table13.A2" office:value-type="string">
            <text:p text:style-name="P33">SST</text:p>
          </table:table-cell>
          <table:table-cell table:style-name="Table13.B2" office:value-type="string">
            <text:p text:style-name="P34">-<text:span text:style-name="T8">9.0</text:span></text:p>
          </table:table-cell>
        </table:table-row>
        <table:table-row table:style-name="TableLine94442678501376">
          <table:table-cell table:style-name="Table13.A2" office:value-type="string">
            <text:p text:style-name="P33">Top of remnant layer</text:p>
          </table:table-cell>
          <table:table-cell table:style-name="Table13.B2" office:value-type="string">
            <text:p text:style-name="P34">-<text:span text:style-name="T8">6.3</text:span></text:p>
          </table:table-cell>
        </table:table-row>
      </table:table>
      <text:p text:style-name="P21"/>
      <text:p text:style-name="P21">D5 SP3</text:p>
      <text:p text:style-name="P21"/>
      <table:table table:name="Table14" table:style-name="Table14">
        <table:table-column table:style-name="Table14.A" table:number-columns-repeated="2"/>
        <table:table-row table:style-name="TableLine94442692604624">
          <table:table-cell table:style-name="Table14.A1" office:value-type="string">
            <text:p text:style-name="P33">AT</text:p>
          </table:table-cell>
          <table:table-cell table:style-name="Table14.B1" office:value-type="string">
            <text:p text:style-name="P34">-<text:span text:style-name="T8">12.7</text:span></text:p>
          </table:table-cell>
        </table:table-row>
        <table:table-row table:style-name="TableLine94442692604624">
          <table:table-cell table:style-name="Table14.A2" office:value-type="string">
            <text:p text:style-name="P33">SST below crust</text:p>
          </table:table-cell>
          <table:table-cell table:style-name="Table14.B2" office:value-type="string">
            <text:p text:style-name="P34">-<text:span text:style-name="T8">10.8</text:span></text:p>
          </table:table-cell>
        </table:table-row>
        <table:table-row table:style-name="TableLine94442692604624">
          <table:table-cell table:style-name="Table14.A2" office:value-type="string">
            <text:p text:style-name="P33">Top of remnant layer</text:p>
          </table:table-cell>
          <table:table-cell table:style-name="Table14.B2" office:value-type="string">
            <text:p text:style-name="P34">-<text:span text:style-name="T8">6.4</text:span></text:p>
          </table:table-cell>
        </table:table-row>
      </table:table>
      <text:p text:style-name="P21"/>
      <text:p text:style-name="P21">D5 SP4</text:p>
      <text:p text:style-name="P21"/>
      <table:table table:name="Table15" table:style-name="Table15">
        <table:table-column table:style-name="Table15.A" table:number-columns-repeated="2"/>
        <table:table-row table:style-name="TableLine94442685242096">
          <table:table-cell table:style-name="Table15.A1" office:value-type="string">
            <text:p text:style-name="P33">SST</text:p>
          </table:table-cell>
          <table:table-cell table:style-name="Table15.B1" office:value-type="string">
            <text:p text:style-name="P27">-<text:span text:style-name="T8">11.2</text:span></text:p>
          </table:table-cell>
        </table:table-row>
        <table:table-row table:style-name="TableLine94442685242096">
          <table:table-cell table:style-name="Table15.A2" office:value-type="string">
            <text:p text:style-name="P33">3cm down</text:p>
          </table:table-cell>
          <table:table-cell table:style-name="Table15.B2" office:value-type="string">
            <text:p text:style-name="P27">-<text:span text:style-name="T8">9.7</text:span></text:p>
          </table:table-cell>
        </table:table-row>
        <table:table-row table:style-name="TableLine94442685242096">
          <table:table-cell table:style-name="Table15.A2" office:value-type="string">
            <text:p text:style-name="P37"><text:span text:style-name="T6">7 cm down (top of melt form)</text:span></text:p>
          </table:table-cell>
          <table:table-cell table:style-name="Table15.B2" office:value-type="string">
            <text:p text:style-name="P27">-<text:span text:style-name="T8">6.3</text:span></text:p>
          </table:table-cell>
        </table:table-row>
        <table:table-row table:style-name="TableLine94442685242096">
          <table:table-cell table:style-name="Table15.A2" office:value-type="string">
            <text:p text:style-name="P38">Top of hard snow</text:p>
          </table:table-cell>
          <table:table-cell table:style-name="Table15.B2" office:value-type="string">
            <text:p text:style-name="P27">-<text:span text:style-name="T8">4.6</text:span></text:p>
          </table:table-cell>
        </table:table-row>
      </table:table>
      <text:p text:style-name="P21"/>
      <text:p text:style-name="P21">No temps for D5 SP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1T15:02:56.145727829</meta:creation-date>
    <dc:date>2023-02-21T21:36:55.914783101</dc:date>
    <meta:editing-duration>PT38M26S</meta:editing-duration>
    <meta:editing-cycles>5</meta:editing-cycles>
    <meta:generator>LibreOffice/6.4.7.2$Linux_X86_64 LibreOffice_project/40$Build-2</meta:generator>
    <meta:document-statistic meta:table-count="15" meta:image-count="0" meta:object-count="0" meta:page-count="7" meta:paragraph-count="263" meta:word-count="1157" meta:character-count="5768" meta:non-whitespace-character-count="4845"/>
  </office:meta>
</office:document-meta>
</file>